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95532"/>
          <table:table-cell office:value-type="float" office:value="0.0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8.0"/>
          <table:table-cell office:value-type="float" office:value="4010.0"/>
          <table:table-cell office:value-type="float" office:value="1088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6605"/>
          <table:table-cell office:value-type="float" office:value="1.304"/>
          <table:table-cell office:value-type="float" office:value="1.23"/>
          <table:table-cell office:value-type="float" office:value="45447.0"/>
          <table:table-cell office:value-type="float" office:value="0.0"/>
          <table:table-cell office:value-type="float" office:value="68.0"/>
          <table:table-cell office:value-type="float" office:value="2376.0"/>
          <table:table-cell office:value-type="float" office:value="28.0"/>
          <table:table-cell office:value-type="float" office:value="4010.0"/>
          <table:table-cell office:value-type="float" office:value="10882.0"/>
          <table:table-cell office:value-type="float" office:value="122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8.757"/>
          <table:table-cell office:value-type="float" office:value="316.78"/>
          <table:table-cell office:value-type="float" office:value="316.72"/>
          <table:table-cell office:value-type="float" office:value="8004754.0"/>
          <table:table-cell office:value-type="float" office:value="0.0"/>
          <table:table-cell office:value-type="float" office:value="4733.0"/>
          <table:table-cell office:value-type="float" office:value="439347.0"/>
          <table:table-cell office:value-type="float" office:value="28.0"/>
          <table:table-cell office:value-type="float" office:value="3982.0"/>
          <table:table-cell office:value-type="float" office:value="1079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95147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0556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1287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93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5.69878"/>
          <table:table-cell office:value-type="float" office:value="3.772"/>
          <table:table-cell office:value-type="float" office:value="3.73"/>
          <table:table-cell office:value-type="float" office:value="141220.0"/>
          <table:table-cell office:value-type="float" office:value="0.0"/>
          <table:table-cell office:value-type="float" office:value="167.0"/>
          <table:table-cell office:value-type="float" office:value="10987.0"/>
          <table:table-cell office:value-type="float" office:value="28.0"/>
          <table:table-cell office:value-type="float" office:value="4010.0"/>
          <table:table-cell office:value-type="float" office:value="10892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4.179"/>
          <table:table-cell office:value-type="float" office:value="192.283"/>
          <table:table-cell office:value-type="float" office:value="192.22"/>
          <table:table-cell office:value-type="float" office:value="7003513.0"/>
          <table:table-cell office:value-type="float" office:value="0.0"/>
          <table:table-cell office:value-type="float" office:value="1491.0"/>
          <table:table-cell office:value-type="float" office:value="301837.0"/>
          <table:table-cell office:value-type="float" office:value="28.0"/>
          <table:table-cell office:value-type="float" office:value="4010.0"/>
          <table:table-cell office:value-type="float" office:value="10892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0.32"/>
          <table:table-cell office:value-type="float" office:value="638.408"/>
          <table:table-cell office:value-type="float" office:value="638.37"/>
          <table:table-cell office:value-type="float" office:value="20846700.0"/>
          <table:table-cell office:value-type="float" office:value="0.0"/>
          <table:table-cell office:value-type="float" office:value="7331.0"/>
          <table:table-cell office:value-type="float" office:value="770072.0"/>
          <table:table-cell office:value-type="float" office:value="28.0"/>
          <table:table-cell office:value-type="float" office:value="3982.0"/>
          <table:table-cell office:value-type="float" office:value="1080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84528"/>
          <table:table-cell office:value-type="float" office:value="1.903"/>
          <table:table-cell office:value-type="float" office:value="1.83"/>
          <table:table-cell office:value-type="float" office:value="74072.0"/>
          <table:table-cell office:value-type="float" office:value="0.0"/>
          <table:table-cell office:value-type="float" office:value="97.0"/>
          <table:table-cell office:value-type="float" office:value="8393.0"/>
          <table:table-cell office:value-type="float" office:value="28.0"/>
          <table:table-cell office:value-type="float" office:value="4010.0"/>
          <table:table-cell office:value-type="float" office:value="10890.0"/>
          <table:table-cell office:value-type="float" office:value="122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7387"/>
          <table:table-cell office:value-type="float" office:value="45.857"/>
          <table:table-cell office:value-type="float" office:value="45.82"/>
          <table:table-cell office:value-type="float" office:value="1700278.0"/>
          <table:table-cell office:value-type="float" office:value="0.0"/>
          <table:table-cell office:value-type="float" office:value="765.0"/>
          <table:table-cell office:value-type="float" office:value="100010.0"/>
          <table:table-cell office:value-type="float" office:value="28.0"/>
          <table:table-cell office:value-type="float" office:value="4010.0"/>
          <table:table-cell office:value-type="float" office:value="10890.0"/>
          <table:table-cell office:value-type="float" office:value="122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8407"/>
          <table:table-cell office:value-type="float" office:value="92.947"/>
          <table:table-cell office:value-type="float" office:value="92.89"/>
          <table:table-cell office:value-type="float" office:value="3373650.0"/>
          <table:table-cell office:value-type="float" office:value="0.0"/>
          <table:table-cell office:value-type="float" office:value="1094.0"/>
          <table:table-cell office:value-type="float" office:value="109389.0"/>
          <table:table-cell office:value-type="float" office:value="28.0"/>
          <table:table-cell office:value-type="float" office:value="3982.0"/>
          <table:table-cell office:value-type="float" office:value="10798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41088"/>
          <table:table-cell office:value-type="float" office:value="1.399"/>
          <table:table-cell office:value-type="float" office:value="1.36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2187.0"/>
          <table:table-cell office:value-type="float" office:value="28.0"/>
          <table:table-cell office:value-type="float" office:value="4010.0"/>
          <table:table-cell office:value-type="float" office:value="10883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2342"/>
          <table:table-cell office:value-type="float" office:value="2.35"/>
          <table:table-cell office:value-type="float" office:value="2.29"/>
          <table:table-cell office:value-type="float" office:value="78672.0"/>
          <table:table-cell office:value-type="float" office:value="0.0"/>
          <table:table-cell office:value-type="float" office:value="60.0"/>
          <table:table-cell office:value-type="float" office:value="2759.0"/>
          <table:table-cell office:value-type="float" office:value="28.0"/>
          <table:table-cell office:value-type="float" office:value="4010.0"/>
          <table:table-cell office:value-type="float" office:value="10883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7.071"/>
          <table:table-cell office:value-type="float" office:value="665.102"/>
          <table:table-cell office:value-type="float" office:value="665.05"/>
          <table:table-cell office:value-type="float" office:value="22329990.0"/>
          <table:table-cell office:value-type="float" office:value="0.0"/>
          <table:table-cell office:value-type="float" office:value="6142.0"/>
          <table:table-cell office:value-type="float" office:value="652157.0"/>
          <table:table-cell office:value-type="float" office:value="28.0"/>
          <table:table-cell office:value-type="float" office:value="3982.0"/>
          <table:table-cell office:value-type="float" office:value="10791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